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" svg:font-family="Mono" style:font-pitch="fixed"/>
    <style:font-face style:name="Ubuntu Mono" svg:font-family="'Ubuntu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7cm"/>
    </style:style>
    <style:style style:name="gr4" style:family="graphic" style:parent-style-name="standard">
      <style:graphic-properties draw:stroke="none" draw:fill="none" fo:min-height="8.801cm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middle" fo:min-height="8.884cm"/>
    </style:style>
    <style:style style:name="pr7" style:family="presentation" style:parent-style-name="Default-subtitle">
      <style:graphic-properties draw:fill-color="#ffffff" draw:textarea-vertical-align="middle" fo:min-height="9.134cm"/>
    </style:style>
    <style:style style:name="pr8" style:family="presentation" style:parent-style-name="Default-subtitle">
      <style:graphic-properties draw:fill-color="#ffffff" fo:min-height="4.955cm"/>
    </style:style>
    <style:style style:name="pr9" style:family="presentation" style:parent-style-name="Default-subtitle">
      <style:graphic-properties draw:fill-color="#ffffff" draw:textarea-vertical-align="top" fo:min-height="4.955cm"/>
    </style:style>
    <style:style style:name="pr10" style:family="presentation" style:parent-style-name="Default-subtitle">
      <style:graphic-properties draw:fill-color="#ffffff" fo:min-height="7.69cm"/>
    </style:style>
    <style:style style:name="pr11" style:family="presentation" style:parent-style-name="Default-subtitle">
      <style:graphic-properties draw:fill-color="#ffffff" draw:textarea-vertical-align="top" fo:min-height="3.362cm"/>
    </style:style>
    <style:style style:name="pr12" style:family="presentation" style:parent-style-name="Default-subtitle">
      <style:graphic-properties draw:fill-color="#ffffff" fo:min-height="9.134cm"/>
    </style:style>
    <style:style style:name="pr13" style:family="presentation" style:parent-style-name="Default-subtitle">
      <style:graphic-properties draw:fill-color="#ffffff" fo:min-height="10.251cm"/>
    </style:style>
    <style:style style:name="pr14" style:family="presentation" style:parent-style-name="Default-subtitle">
      <style:graphic-properties draw:fill-color="#ffffff" fo:min-height="10.081cm"/>
    </style:style>
    <style:style style:name="pr15" style:family="presentation" style:parent-style-name="Default-subtitle">
      <style:graphic-properties draw:fill-color="#ffffff" fo:min-height="14.732cm"/>
    </style:style>
    <style:style style:name="pr16" style:family="presentation" style:parent-style-name="Default-subtitle">
      <style:graphic-properties draw:fill-color="#ffffff" fo:min-height="11.276cm"/>
    </style:style>
    <style:style style:name="pr17" style:family="presentation" style:parent-style-name="Default-title">
      <style:graphic-properties draw:auto-grow-height="true" fo:min-height="3.473cm"/>
    </style:style>
    <style:style style:name="pr18" style:family="presentation" style:parent-style-name="Default-subtitle">
      <style:graphic-properties draw:fill-color="#ffffff" fo:min-height="12.301cm"/>
    </style:style>
    <style:style style:name="pr19" style:family="presentation" style:parent-style-name="Default-subtitle">
      <style:graphic-properties draw:fill-color="#ffffff" fo:min-height="12.661cm"/>
    </style:style>
    <style:style style:name="co1" style:family="table-column">
      <style:table-column-properties style:column-width="4.739cm" style:use-optimal-column-width="false"/>
    </style:style>
    <style:style style:name="co2" style:family="table-column">
      <style:table-column-properties style:column-width="2.808cm" style:use-optimal-column-width="false"/>
    </style:style>
    <style:style style:name="co3" style:family="table-column">
      <style:table-column-properties style:column-width="2.687cm" style:use-optimal-column-width="false"/>
    </style:style>
    <style:style style:name="co4" style:family="table-column">
      <style:table-column-properties style:column-width="7.449cm" style:use-optimal-column-width="false"/>
    </style:style>
    <style:style style:name="co5" style:family="table-column">
      <style:table-column-properties style:column-width="2.32cm" style:use-optimal-column-width="false"/>
    </style:style>
    <style:style style:name="co6" style:family="table-column">
      <style:table-column-properties style:column-width="3.645cm" style:use-optimal-column-width="false"/>
    </style:style>
    <style:style style:name="co7" style:family="table-column">
      <style:table-column-properties style:column-width="5.866cm" style:use-optimal-column-width="false"/>
    </style:style>
    <style:style style:name="co8" style:family="table-column">
      <style:table-column-properties style:column-width="2.117cm" style:use-optimal-column-width="false"/>
    </style:style>
    <style:style style:name="co9" style:family="table-column">
      <style:table-column-properties style:column-width="2.605cm" style:use-optimal-column-width="false"/>
    </style:style>
    <style:style style:name="co10" style:family="table-column">
      <style:table-column-properties style:column-width="5.495cm" style:use-optimal-column-width="false"/>
    </style:style>
    <style:style style:name="co11" style:family="table-column">
      <style:table-column-properties style:column-width="3.338cm" style:use-optimal-column-width="false"/>
    </style:style>
    <style:style style:name="co12" style:family="table-column">
      <style:table-column-properties style:column-width="4.354cm" style:use-optimal-column-width="false"/>
    </style:style>
    <style:style style:name="ro1" style:family="table-row">
      <style:table-row-properties style:row-height="1.285cm"/>
    </style:style>
    <style:style style:name="ro2" style:family="table-row">
      <style:table-row-properties style:row-height="1.797cm"/>
    </style:style>
    <style:style style:name="ro3" style:family="table-row">
      <style:table-row-properties style:row-height="0.816cm"/>
    </style:style>
    <style:style style:name="ro4" style:family="table-row">
      <style:table-row-properties style:row-height="3.036cm"/>
    </style:style>
    <style:style style:name="ro5" style:family="table-row">
      <style:table-row-properties style:row-height="2.481cm"/>
    </style:style>
    <style:style style:name="ro6" style:family="table-row">
      <style:table-row-properties style:row-height="1.926cm"/>
    </style:style>
    <style:style style:name="ro7" style:family="table-row">
      <style:table-row-properties style:row-height="1.371cm"/>
    </style:style>
    <style:style style:name="ce1" style:family="table-cell">
      <style:paragraph-properties fo:text-align="center" style:text-autospace="non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style:text-autospace="none"/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style:font-name="Ubuntu Mono" fo:font-size="32pt" style:font-size-asian="32pt" style:font-size-complex="32pt"/>
    </style:style>
    <style:style style:name="P7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-color="#ffffff"/>
      <style:paragraph-properties fo:text-align="start"/>
      <style:text-properties style:font-name="Liberation Sans1" fo:font-size="24pt" style:font-size-asian="24pt" style:font-size-complex="24pt"/>
    </style:style>
    <style:style style:name="P9" style:family="paragraph">
      <loext:graphic-properties draw:fill-color="#ffffff"/>
      <style:paragraph-properties fo:text-align="start"/>
      <style:text-properties style:font-name="Mono" fo:font-size="17pt" style:font-size-asian="17pt" style:font-size-complex="17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32pt"/>
    </style:style>
    <style:style style:name="P12" style:family="paragraph">
      <style:paragraph-properties fo:text-align="center" style:text-autospace="none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fo:text-align="start"/>
      <style:text-properties style:font-name="Liberation Mono" fo:font-size="20pt" style:font-name-asian="Liberation Mono" style:font-size-asian="20pt" style:font-name-complex="Liberation Mono" style:font-size-complex="20pt"/>
    </style:style>
    <style:style style:name="P15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text-align="start"/>
      <style:text-properties style:font-name="Ubuntu Mono" fo:font-size="24pt" style:font-size-asian="24pt" style:font-size-complex="24pt"/>
    </style:style>
    <style:style style:name="P18" style:family="paragraph">
      <loext:graphic-properties draw:fill-color="#ffffff"/>
      <style:paragraph-properties fo:text-align="start"/>
      <style:text-properties style:font-name="Ubuntu Mono" fo:font-size="24pt" style:font-size-asian="24pt" style:font-size-complex="24pt"/>
    </style:style>
    <style:style style:name="P19" style:family="paragraph">
      <style:text-properties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WenQuanYi Micro Hei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WenQuanYi Micro Hei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Ubuntu Mono" fo:font-size="32pt" style:font-size-asian="32pt" style:font-size-complex="32pt"/>
    </style:style>
    <style:style style:name="T6" style:family="text">
      <style:text-properties style:font-name="Mono"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Liberation Sans1" fo:font-size="24pt" style:font-size-asian="24pt" style:font-size-complex="24pt"/>
    </style:style>
    <style:style style:name="T9" style:family="text">
      <style:text-properties style:font-name="Mono" fo:font-size="17pt" style:font-size-asian="17pt" style:font-size-complex="17pt"/>
    </style:style>
    <style:style style:name="T10" style:family="text">
      <style:text-properties fo:font-size="32pt"/>
    </style:style>
    <style:style style:name="T11" style:family="text">
      <style:text-properties style:font-name="Mono" fo:font-size="22pt" style:font-size-asian="22pt" style:font-size-complex="22pt"/>
    </style:style>
    <style:style style:name="T12" style:family="text">
      <style:text-properties style:font-name="Mono" fo:font-size="26pt" style:font-size-asian="26pt" style:font-size-complex="26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style:font-name="Ubuntu Mono" fo:font-size="24pt" style:font-size-asian="24pt" style:font-size-complex="24pt"/>
    </style:style>
    <style:style style:name="T18" style:family="text">
      <style:text-properties style:font-name="Mono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ono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ust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Introduction to next generation programming </text:span>language</text:p>
          </draw:text-box>
        </draw:frame>
        <draw:frame draw:style-name="gr1" draw:text-style-name="P2" draw:layer="layout" svg:width="8.636cm" svg:height="1.673cm" svg:x="19.304cm" svg:y="12.043cm">
          <draw:text-box>
            <text:p><text:span text:style-name="T2">Bartłomiej Małecki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Installation</text:p>
              </text:list-item>
              <text:list-item>
                <text:p><text:s/>Introduction</text:p>
              </text:list-item>
              <text:list-item>
                <text:p><text:s/>Rust and other language</text:p>
              </text:list-item>
              <text:list-item>
                <text:p><text:s/>Scoping rules</text:p>
              </text:list-item>
              <text:list-item>
                <text:p><text:s/>Concurrency</text:p>
              </text:list-item>
              <text:list-item>
                <text:p><text:s/>Smart Point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Getting stared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3">
              <text:list-header>
                <text:p text:style-name="P3"><text:span text:style-name="T3">curl </text:span><text:span text:style-name="T3">https://sh.rustup.rs -</text:span><text:span text:style-name="T3">sSf | sh</text:span><text:span text:style-name="T3"><text:line-break/></text:span><text:span text:style-name="T3"><text:line-break/></text:span><text:span text:style-name="T4">git clone </text:span><text:span text:style-name="T4">https://github.com/bm</text:span><text:span text:style-name="T4">alecki/rust-getting-</text:span><text:span text:style-name="T4">started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y Rust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ast - uses LLVM to generate byte code</text:p>
              </text:list-item>
              <text:list-item>
                <text:p>Safety – compiler prevents from commons programmer’s errors (not permit null pointers, dangling pointers, or data races) </text:p>
              </text:list-item>
              <text:list-item>
                <text:p>Multi-paradigm – gains from the best parts of various paradigms</text:p>
              </text:list-item>
              <text:list-item>
                <text:p>Modern – created in the 21st century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teresting fac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First Rust compiler was written in OCaml</text:p>
              </text:list-item>
              <text:list-item>
                <text:p>Developed by the Mozilla Foundation</text:p>
              </text:list-item>
              <text:list-item>
                <text:p>NPM (JavaScript repository) uses Rust</text:p>
              </text:list-item>
              <text:list-item>
                <text:p>The most loved language according to StackOverflow survey result (2019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llo world</text:p>
          </draw:text-box>
        </draw:frame>
        <draw:frame presentation:style-name="pr7" draw:text-style-name="P6" draw:layer="layout" svg:width="25.199cm" svg:height="9.134cm" svg:x="1.4cm" svg:y="3.685cm" presentation:class="subtitle" presentation:user-transformed="true">
          <draw:text-box>
            <text:p text:style-name="P3"><text:span text:style-name="T5">fn main() {</text:span></text:p>
            <text:p text:style-name="P3"><text:span text:style-name="T5"><text:s text:c="4"/></text:span><text:span text:style-name="T5">println!("Hello, world!");</text:span></text:p>
            <text:p text:style-name="P3"><text:span text:style-name="T5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Compil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rustc main.rs </text:span>– rust compiler command</text:p>
              </text:list-item>
              <text:list-item>
                <text:p>cargo run – package manager comman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put</text:p>
          </draw:text-box>
        </draw:frame>
        <draw:frame presentation:style-name="pr8" draw:text-style-name="P7" draw:layer="layout" svg:width="25.199cm" svg:height="4.955cm" svg:x="1.4cm" svg:y="3.681cm" presentation:class="subtitle" presentation:user-transformed="true">
          <draw:text-box>
            <text:p text:style-name="P3"><text:span text:style-name="T6">$ rustc main.rs </text:span></text:p>
            <text:p text:style-name="P3"><text:span text:style-name="T6">$ ls -al</text:span></text:p>
            <text:p text:style-name="P3"><text:span text:style-name="T6">-rwxrwxr-x 1 bartek bartek <text:s text:c="3"/>2,4M Apr 16 19:30 main</text:span></text:p>
            <text:p text:style-name="P3"><text:span text:style-name="T6">-rw-rw-r-- 1 bartek bartek <text:s text:c="5"/>45 Apr 15 23:06 main.rs</text:span></text:p>
            <text:p text:style-name="P3"><text:span text:style-name="T7"/></text:p>
            <text:p text:style-name="P3"><text:span text:style-name="T6"/></text:p>
          </draw:text-box>
        </draw:frame>
        <draw:frame presentation:style-name="pr9" draw:text-style-name="P8" draw:layer="layout" svg:width="25.199cm" svg:height="4.955cm" svg:x="1.27cm" svg:y="9.652cm">
          <draw:text-box>
            <text:p text:style-name="P3"><text:span text:style-name="T8">By default Rust uses static linking to compile program.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put</text:p>
          </draw:text-box>
        </draw:frame>
        <draw:frame presentation:style-name="pr10" draw:text-style-name="P9" draw:layer="layout" svg:width="25.199cm" svg:height="7.69cm" svg:x="1.217cm" svg:y="3.74cm" presentation:class="subtitle" presentation:user-transformed="true">
          <draw:text-box>
            <text:p text:style-name="P3"><text:span text:style-name="T9">$ rustc main.rs -C prefer-dynamic</text:span></text:p>
            <text:p text:style-name="P3"><text:span text:style-name="T9"/></text:p>
            <text:p text:style-name="P3"><text:span text:style-name="T9">$ export LD_LIBRARY_PATH=$LD_LIBRARY_PATH:$HOME/.rustup/toolchains/stable-x86_64-unknown-linux-gnu/lib</text:span></text:p>
            <text:p text:style-name="P3"><text:span text:style-name="T9"/></text:p>
            <text:p text:style-name="P3"><text:span text:style-name="T9">$ ls -alh</text:span></text:p>
            <text:p text:style-name="P3"><text:span text:style-name="T9">-rwxrwxr-x 1 bartek bartek <text:s/>14K Apr 16 19:37 main</text:span></text:p>
            <text:p text:style-name="P3"><text:span text:style-name="T9">-rw-rw-r-- 1 bartek bartek <text:s text:c="2"/>45 Apr 15 23:06 main.rs</text:span></text:p>
            <text:p text:style-name="P3"><text:span text:style-name="T9"/></text:p>
            <text:p text:style-name="P3"><text:span text:style-name="T9"/></text:p>
          </draw:text-box>
        </draw:frame>
        <draw:frame presentation:style-name="pr11" draw:text-style-name="P8" draw:layer="layout" svg:width="25.199cm" svg:height="3.362cm" svg:x="1.271cm" svg:y="11.246cm">
          <draw:text-box>
            <text:p text:style-name="P3"><text:span text:style-name="T8">Rust can use dynamic linking but we have to add its libraries to </text:span></text:p>
            <text:p text:style-name="P3"><text:span text:style-name="T8">list of directories where the system searches for runtime libraries. </text:span></text:p>
            <text:p text:style-name="P3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argo</text:p>
          </draw:text-box>
        </draw:frame>
        <draw:frame presentation:style-name="pr12" draw:text-style-name="P11" draw:layer="layout" svg:width="25.199cm" svg:height="9.134cm" svg:x="1.4cm" svg:y="3.685cm" presentation:class="subtitle" presentation:user-transformed="true">
          <draw:text-box>
            <text:p text:style-name="P10"><text:span text:style-name="T10">Cargo is Rust package manager.</text:span></text:p>
            <text:p text:style-name="P10"><text:span text:style-name="T10"/></text:p>
            <text:p text:style-name="P3"><text:span text:style-name="T11">cargo new hello-cargo</text:span></text:p>
            <text:p text:style-name="P3"><text:span text:style-name="T11">cd hello-cargo</text:span></text:p>
            <text:p text:style-name="P3"><text:span text:style-name="T11">cargo run</text:span><text:span text:style-name="T11"><text:line-break/></text:span><text:span text:style-name="T11"><text:line-break/></text:span><text:span text:style-name="T11">cargo run --bin binary_name # for multiple executable</text:span><text:span text:style-name="T12">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Influenc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ML, OCaml: algebraic data types, pattern matching, type inference, semicolon statement separation</text:p>
              </text:list-item>
              <text:list-item>
                <text:p>C++: references, RAII, smart pointers, move semantics, monomorphization, memory model</text:p>
              </text:list-item>
              <text:list-item>
                <text:p>ML Kit, Cyclone: region based memory management</text:p>
              </text:list-item>
              <text:list-item>
                <text:p>Haskell (GHC): typeclasses, type families</text:p>
              </text:list-item>
              <text:list-item>
                <text:p>Newsqueak, Alef, Limbo: channels, concurrency</text:p>
              </text:list-item>
              <text:list-item>
                <text:p>Erlang: message passing, thread failure</text:p>
              </text:list-item>
              <text:list-item>
                <text:p>Swift: optional bindings</text:p>
              </text:list-item>
              <text:list-item>
                <text:p>Scheme: hygienic macros</text:p>
              </text:list-item>
              <text:list-item>
                <text:p>C#: attributes</text:p>
              </text:list-item>
              <text:list-item>
                <text:p>Unicode Annex #31: identifier and pattern syntax</text:p>
              </text:list-item>
            </text:list>
          </draw:text-box>
        </draw:frame>
        <draw:frame draw:style-name="gr3" draw:text-style-name="P2" draw:layer="layout" svg:width="14.732cm" svg:height="1.897cm" svg:x="12.446cm" svg:y="13.343cm">
          <draw:text-box>
            <text:p><text:span text:style-name="T2">https://doc.rust-lang.org/reference/influences.htm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524cm" svg:y="6.515cm" presentation:class="title" presentation:user-transformed="true">
          <draw:text-box>
            <text:p>Comparison Rust to OCaml 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imitive types</text:p>
          </draw:text-box>
        </draw:frame>
        <draw:frame draw:style-name="standard" draw:layer="layout" svg:width="23.647cm" svg:height="11.089cm" svg:x="1.937cm" svg:y="3.6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2"><text:span text:style-name="T13">Description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  <table:table-cell>
                <text:p text:style-name="P12"><text:span text:style-name="T13">Description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4">Unit type</text:span></text:p>
              </table:table-cell>
              <table:table-cell>
                <text:p text:style-name="P13"><text:span text:style-name="T14">unit</text:span></text:p>
              </table:table-cell>
              <table:table-cell>
                <text:p text:style-name="P13"><text:span text:style-name="T14">()</text:span></text:p>
              </table:table-cell>
              <table:table-cell>
                <text:p text:style-name="P13"><text:span text:style-name="T14">16 bit wide unsigned integer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u16, u32, u64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4">Boolean type</text:span></text:p>
              </table:table-cell>
              <table:table-cell>
                <text:p text:style-name="P13"><text:span text:style-name="T14">bool</text:span></text:p>
              </table:table-cell>
              <table:table-cell>
                <text:p text:style-name="P13"><text:span text:style-name="T14">bool</text:span></text:p>
              </table:table-cell>
              <table:table-cell>
                <text:p text:style-name="P13"><text:span text:style-name="T14">32-bit IEEE 754 binary floating-point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f32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Signed integer, machine-dependent width</text:span></text:p>
              </table:table-cell>
              <table:table-cell>
                <text:p text:style-name="P13"><text:span text:style-name="T14">int</text:span></text:p>
              </table:table-cell>
              <table:table-cell>
                <text:p text:style-name="P13"><text:span text:style-name="T14">int</text:span></text:p>
              </table:table-cell>
              <table:table-cell>
                <text:p text:style-name="P13"><text:span text:style-name="T14">64-bit IEEE 754 binary floating-point</text:span></text:p>
              </table:table-cell>
              <table:table-cell>
                <text:p text:style-name="P13"><text:span text:style-name="T14">float</text:span></text:p>
              </table:table-cell>
              <table:table-cell>
                <text:p text:style-name="P13"><text:span text:style-name="T14">f64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Unsigned integer, machine-dependent width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uint</text:span></text:p>
              </table:table-cell>
              <table:table-cell>
                <text:p text:style-name="P13"><text:span text:style-name="T14">Unicode scalar value (non-surrogate code points)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char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4">X bit wide signed integer, two's complement</text:span></text:p>
              </table:table-cell>
              <table:table-cell>
                <text:p text:style-name="P13"><text:span text:style-name="T14">int32, in64</text:span></text:p>
              </table:table-cell>
              <table:table-cell>
                <text:p text:style-name="P13"><text:span text:style-name="T14">i8, i16, 132, i64</text:span></text:p>
              </table:table-cell>
              <table:table-cell>
                <text:p text:style-name="P13"><text:span text:style-name="T14">UTF-8 encoded character string.</text:span></text:p>
              </table:table-cell>
              <table:table-cell>
                <text:p text:style-name="P13"><text:span text:style-name="T14">-</text:span></text:p>
              </table:table-cell>
              <table:table-cell>
                <text:p text:style-name="P13"><text:span text:style-name="T14">st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4">8 bit wide unsigned integer</text:span></text:p>
              </table:table-cell>
              <table:table-cell>
                <text:p text:style-name="P13"><text:span text:style-name="T14">char</text:span></text:p>
              </table:table-cell>
              <table:table-cell>
                <text:p text:style-name="P13"><text:span text:style-name="T14">u8 </text:span>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Operators</text:p>
          </draw:text-box>
        </draw:frame>
        <draw:frame draw:style-name="gr4" draw:text-style-name="P14" draw:layer="layout" svg:width="24.384cm" svg:height="9.051cm" svg:x="2.286cm" svg:y="4.318cm">
          <draw:text-box>
            <text:p text:style-name="P3"><text:span text:style-name="T15">== <text:s/>!= <text:s/>&lt; <text:s/>&gt; <text:s/>&lt;= <text:s/>&gt;= <text:s/>&amp;&amp; || <text:s text:c="2"/>// Rust</text:span></text:p>
            <text:p text:style-name="P3"><text:span text:style-name="T15">= <text:s text:c="2"/>&lt;&gt; <text:s/>&lt; <text:s/>&gt; <text:s/>&lt;= <text:s/>&gt;= <text:s/>&amp;&amp; || <text:s text:c="2"/>(* OCaml *)</text:span></text:p>
            <text:p text:style-name="P3"><text:span text:style-name="T15"/></text:p>
            <text:p text:style-name="P3"><text:span text:style-name="T15"/></text:p>
            <text:p text:style-name="P3"><text:span text:style-name="T15">+ <text:s/>+ <text:s/>+ <text:s/>+ <text:s/>- <text:s/>- <text:s/>* <text:s/>* <text:s/>/ <text:s/>/ <text:s/>% <text:s text:c="4"/>! <text:s text:c="3"/>// Rust</text:span></text:p>
            <text:p text:style-name="P3"><text:span text:style-name="T15">+ <text:s/>+. @ <text:s/>^ <text:s/>- <text:s/>-. * <text:s/>*. / <text:s/>/. mod <text:s text:c="2"/>not <text:s/>(* OCaml *)</text:span></text:p>
            <text:p text:style-name="P3"><text:span text:style-name="T15"/></text:p>
            <text:p text:style-name="P3"><text:span text:style-name="T15"/></text:p>
            <text:p text:style-name="P3"><text:span text:style-name="T15">&amp; <text:s text:c="3"/>| <text:s text:c="2"/>^ <text:s text:c="3"/>&lt;&lt; <text:s text:c="4"/>&gt;&gt; <text:s text:c="4"/>! <text:s text:c="9"/>// Rust</text:span></text:p>
            <text:p text:style-name="P3"><text:span text:style-name="T15">land lor lxor [la]sl [la]sr lnot <text:s text:c="6"/>(* OCaml *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ompound expressions</text:p>
          </draw:text-box>
        </draw:frame>
        <draw:frame draw:style-name="standard" draw:layer="layout" svg:width="23.774cm" svg:height="12.11cm" svg:x="2.641cm" svg:y="2.91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3" table:default-cell-style-name="ce1">
              <table:table-cell>
                <text:p text:style-name="P12"><text:span text:style-name="T13">Name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  <table:table-cell>
                <text:p text:style-name="P12"><text:span text:style-name="T13">Name</text:span></text:p>
              </table:table-cell>
              <table:table-cell>
                <text:p text:style-name="P12"><text:span text:style-name="T13">OCaml</text:span></text:p>
              </table:table-cell>
              <table:table-cell>
                <text:p text:style-name="P12"><text:span text:style-name="T13">Rust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14">Record expression</text:span></text:p>
              </table:table-cell>
              <table:table-cell>
                <text:p text:style-name="P13"><text:span text:style-name="T14">{a=10; b=20}</text:span></text:p>
              </table:table-cell>
              <table:table-cell>
                <text:p text:style-name="P13"><text:span text:style-name="T14">R{</text:span><text:span text:style-name="T14"><text:line-break/></text:span><text:span text:style-name="T14">a:10, b:20}</text:span></text:p>
              </table:table-cell>
              <table:table-cell>
                <text:p text:style-name="P13"><text:span text:style-name="T14">Array expression, fixed repeats of first value</text:span></text:p>
              </table:table-cell>
              <table:table-cell/>
              <table:table-cell>
                <text:p text:style-name="P13"><text:span text:style-name="T14">[x, ..10]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14">Record with functional update</text:span></text:p>
              </table:table-cell>
              <table:table-cell>
                <text:p text:style-name="P13"><text:span text:style-name="T14">{z with a=30}</text:span></text:p>
              </table:table-cell>
              <table:table-cell>
                <text:p text:style-name="P13"><text:span text:style-name="T14">R{a:30, ..z}</text:span></text:p>
              </table:table-cell>
              <table:table-cell>
                <text:p text:style-name="P13"><text:span text:style-name="T14">Index expression (vectors/arrays)</text:span></text:p>
              </table:table-cell>
              <table:table-cell>
                <text:p text:style-name="P13"><text:span text:style-name="T14">x.(10)</text:span></text:p>
              </table:table-cell>
              <table:table-cell>
                <text:p text:style-name="P13"><text:span text:style-name="T14">x[10]</text:span></text:p>
              </table:table-cell>
            </table:table-row>
            <table:table-row table:style-name="ro6" table:default-cell-style-name="ce2">
              <table:table-cell>
                <text:p text:style-name="P13"><text:span text:style-name="T14">Tuple expression</text:span></text:p>
              </table:table-cell>
              <table:table-cell>
                <text:p text:style-name="P13"><text:span text:style-name="T14">(x,y,z)</text:span></text:p>
              </table:table-cell>
              <table:table-cell>
                <text:p text:style-name="P13"><text:span text:style-name="T14">(x,y,z)</text:span></text:p>
              </table:table-cell>
              <table:table-cell>
                <text:p text:style-name="P13"><text:span text:style-name="T14">Index expression (strings)</text:span></text:p>
              </table:table-cell>
              <table:table-cell>
                <text:p text:style-name="P13"><text:span text:style-name="T14">x.[10]</text:span></text:p>
              </table:table-cell>
              <table:table-cell>
                <text:p text:style-name="P13"><text:span text:style-name="T14">x[10]</text:span></text:p>
              </table:table-cell>
            </table:table-row>
            <table:table-row table:style-name="ro7" table:default-cell-style-name="ce2">
              <table:table-cell>
                <text:p text:style-name="P13"><text:span text:style-name="T14">Field expression</text:span></text:p>
              </table:table-cell>
              <table:table-cell>
                <text:p text:style-name="P13"><text:span text:style-name="T14">x.f</text:span></text:p>
              </table:table-cell>
              <table:table-cell>
                <text:p text:style-name="P13"><text:span text:style-name="T14">x.f</text:span></text:p>
              </table:table-cell>
              <table:table-cell>
                <text:p text:style-name="P13"><text:span text:style-name="T14">Block expression</text:span></text:p>
              </table:table-cell>
              <table:table-cell>
                <text:p text:style-name="P13"><text:span text:style-name="T14">begin x;y;z end</text:span></text:p>
              </table:table-cell>
              <table:table-cell>
                <text:p text:style-name="P13"><text:span text:style-name="T14">{x;y;z}</text:span></text:p>
              </table:table-cell>
            </table:table-row>
            <table:table-row table:style-name="ro5" table:default-cell-style-name="ce2">
              <table:table-cell>
                <text:p text:style-name="P13"><text:span text:style-name="T14">Array expression, fixed size</text:span></text:p>
              </table:table-cell>
              <table:table-cell>
                <text:p text:style-name="P13"><text:span text:style-name="T14">[|x;y;z|]</text:span></text:p>
              </table:table-cell>
              <table:table-cell>
                <text:p text:style-name="P13"><text:span text:style-name="T14">[x,y,z]</text:span></text:p>
              </table:table-cell>
              <table:table-cell>
                <text:p text:style-name="P13"><text:span text:style-name="T14">Block expression (ends with unit)</text:span></text:p>
              </table:table-cell>
              <table:table-cell>
                <text:p text:style-name="P13"><text:span text:style-name="T14">begin x;y;() end</text:span></text:p>
              </table:table-cell>
              <table:table-cell>
                <text:p text:style-name="P13"><text:span text:style-name="T14">{x;y;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unctions types and definitions</text:p>
          </draw:text-box>
        </draw:frame>
        <draw:frame presentation:style-name="pr13" draw:text-style-name="P15" draw:layer="layout" svg:width="13.332cm" svg:height="10.251cm" svg:x="1.4cm" svg:y="3.725cm" presentation:class="subtitle" presentation:user-transformed="true">
          <draw:text-box>
            <text:p text:style-name="P3"><text:span text:style-name="T16"/></text:p>
            <text:p text:style-name="P3"><text:span text:style-name="T16">// Rust</text:span></text:p>
            <text:p text:style-name="P3"><text:span text:style-name="T16">// f : |int,int| -&gt; int</text:span></text:p>
            <text:p text:style-name="P3"><text:span text:style-name="T16">fn f (x:int, y:int) -&gt; int { x + y };</text:span></text:p>
            <text:p text:style-name="P3"><text:span text:style-name="T16"/></text:p>
            <text:p text:style-name="P3"><text:span text:style-name="T16">// fact : |int| -&gt; int</text:span></text:p>
            <text:p text:style-name="P3"><text:span text:style-name="T16">fn fact (n:int) -&gt; int {</text:span></text:p>
            <text:p text:style-name="P3"><text:span text:style-name="T16"><text:s text:c="3"/></text:span><text:span text:style-name="T16">if n == 1 { 1 }</text:span></text:p>
            <text:p text:style-name="P3"><text:span text:style-name="T16"><text:s text:c="3"/></text:span><text:span text:style-name="T16">else { n * fact(n-1) }</text:span></text:p>
            <text:p text:style-name="P3"><text:span text:style-name="T16">}</text:span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(* val f : int * int -&gt; int *)</text:span></text:p>
            <text:p text:style-name="P3"><text:span text:style-name="T16">let f (x, y) = x + y</text:span></text:p>
            <text:p text:style-name="P3"><text:span text:style-name="T16"/></text:p>
            <text:p text:style-name="P3"><text:span text:style-name="T16">(* val fact : int -&gt; int *)</text:span></text:p>
            <text:p text:style-name="P3"><text:span text:style-name="T16">let rec fact n =</text:span></text:p>
            <text:p text:style-name="P3"><text:span text:style-name="T16"><text:s text:c="4"/></text:span><text:span text:style-name="T16">if n = 1 then 1</text:span></text:p>
            <text:p text:style-name="P3"><text:span text:style-name="T16"><text:s text:c="4"/></text:span><text:span text:style-name="T16">else n * fact (n-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ttern match and guards</text:p>
          </draw:text-box>
        </draw:frame>
        <draw:frame presentation:style-name="pr13" draw:text-style-name="P15" draw:layer="layout" svg:width="13.332cm" svg:height="10.251cm" svg:x="1.4cm" svg:y="3.725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match e {</text:span></text:p>
            <text:p text:style-name="P3"><text:span text:style-name="T16"><text:s text:c="2"/></text:span><text:span text:style-name="T16">0 <text:s text:c="10"/>=&gt; 1,</text:span></text:p>
            <text:p text:style-name="P3"><text:span text:style-name="T16"><text:s text:c="2"/></text:span><text:span text:style-name="T16">t @ 2 <text:s text:c="6"/>=&gt; t + 1,</text:span></text:p>
            <text:p text:style-name="P3"><text:span text:style-name="T16"><text:s text:c="2"/></text:span><text:span text:style-name="T16">n if n &lt; 10 =&gt; 3,</text:span></text:p>
            <text:p text:style-name="P3"><text:span text:style-name="T16"><text:s text:c="2"/></text:span><text:span text:style-name="T16">_ <text:s text:c="10"/>=&gt; 4</text:span></text:p>
            <text:p text:style-name="P3"><text:span text:style-name="T16">}</text:span></text:p>
            <text:p text:style-name="P3"><text:span text:style-name="T16"/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match e with</text:span></text:p>
            <text:p text:style-name="P3"><text:span text:style-name="T16"><text:s/></text:span><text:span text:style-name="T16">| 0 <text:s text:c="12"/>-&gt; 1</text:span></text:p>
            <text:p text:style-name="P3"><text:span text:style-name="T16"><text:s/></text:span><text:span text:style-name="T16">| 2 as t <text:s text:c="7"/>-&gt; t + 1</text:span></text:p>
            <text:p text:style-name="P3"><text:span text:style-name="T16"><text:s/></text:span><text:span text:style-name="T16">| n when n &lt; 10 -&gt; 3</text:span></text:p>
            <text:p text:style-name="P3"><text:span text:style-name="T16"><text:s/></text:span><text:span text:style-name="T16">| _ <text:s text:c="12"/>-&gt; 4</text:span></text:p>
            <text:p text:style-name="P3"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ursion with side effects</text:p>
          </draw:text-box>
        </draw:frame>
        <draw:frame presentation:style-name="pr15" draw:text-style-name="P15" draw:layer="layout" svg:width="13.332cm" svg:height="14.732cm" svg:x="1.27cm" svg:y="0.254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fn collatz(n:uint) {</text:span></text:p>
            <text:p text:style-name="P3"><text:span text:style-name="T16"><text:s text:c="2"/></text:span><text:span text:style-name="T16">let v = match n % 2 {</text:span></text:p>
            <text:p text:style-name="P3"><text:span text:style-name="T16"><text:s text:c="5"/></text:span><text:span text:style-name="T16">0 =&gt; n / 2,</text:span></text:p>
            <text:p text:style-name="P3"><text:span text:style-name="T16"><text:s text:c="5"/></text:span><text:span text:style-name="T16">_ =&gt; 3 * n + 1</text:span></text:p>
            <text:p text:style-name="P3"><text:span text:style-name="T16"><text:s text:c="2"/></text:span><text:span text:style-name="T16">}</text:span></text:p>
            <text:p text:style-name="P3"><text:span text:style-name="T16"><text:s text:c="2"/></text:span><text:span text:style-name="T16">println!("{}", v);</text:span></text:p>
            <text:p text:style-name="P3"><text:span text:style-name="T16"><text:s text:c="2"/></text:span><text:span text:style-name="T16">if v != 1 { collatz(v) }</text:span></text:p>
            <text:p text:style-name="P3"><text:span text:style-name="T16">}</text:span></text:p>
            <text:p text:style-name="P3"><text:span text:style-name="T16">fn main() { collatz(25) }</text:span></text:p>
            <text:p text:style-name="P3"><text:span text:style-name="T16"/></text:p>
          </draw:text-box>
        </draw:frame>
        <draw:frame presentation:style-name="pr16" draw:text-style-name="P15" draw:layer="layout" svg:width="13.332cm" svg:height="11.276cm" svg:x="15.37cm" svg:y="3.556cm">
          <draw:text-box>
            <text:p text:style-name="P3"><text:span text:style-name="T16">(* OCaml *)</text:span></text:p>
            <text:p text:style-name="P3"><text:span text:style-name="T16">let rec collatz n =</text:span></text:p>
            <text:p text:style-name="P3"><text:span text:style-name="T16"><text:s text:c="4"/></text:span><text:span text:style-name="T16">let v = match n % 2 with</text:span></text:p>
            <text:p text:style-name="P3"><text:span text:style-name="T16"><text:s text:c="7"/></text:span><text:span text:style-name="T16">| 0 -&gt; n / 2</text:span></text:p>
            <text:p text:style-name="P3"><text:span text:style-name="T16"><text:s text:c="7"/></text:span><text:span text:style-name="T16">| _ -&gt; 3 * n + 1</text:span></text:p>
            <text:p text:style-name="P3"><text:span text:style-name="T16"><text:s text:c="4"/></text:span><text:span text:style-name="T16">in</text:span></text:p>
            <text:p text:style-name="P3"><text:span text:style-name="T16"><text:s text:c="4"/></text:span><text:span text:style-name="T16">Printf.printf "%d\n" v;</text:span></text:p>
            <text:p text:style-name="P3"><text:span text:style-name="T16"><text:s text:c="4"/></text:span><text:span text:style-name="T16">if v &lt;&gt; 1 then collatz v</text:span></text:p>
            <text:p text:style-name="P3"><text:span text:style-name="T16"/></text:p>
            <text:p text:style-name="P3"><text:span text:style-name="T16">let _ = collatz 25</text:span></text:p>
            <text:p text:style-name="P3"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7" draw:layer="layout" svg:width="25.199cm" svg:height="3.473cm" svg:x="1.4cm" svg:y="1.016cm" presentation:class="title" presentation:user-transformed="true">
          <draw:text-box>
            <text:p>Record types, expressions and field access</text:p>
          </draw:text-box>
        </draw:frame>
        <draw:frame presentation:style-name="pr14" draw:text-style-name="P15" draw:layer="layout" svg:width="13.332cm" svg:height="10.081cm" svg:x="1.4cm" svg:y="3.342cm" presentation:class="subtitle" presentation:user-transformed="true">
          <draw:text-box>
            <text:p text:style-name="P3"><text:span text:style-name="T16"/></text:p>
            <text:p text:style-name="P3"><text:span text:style-name="T16">// Rust</text:span></text:p>
            <text:p text:style-name="P3"><text:span text:style-name="T16">struct Point {</text:span></text:p>
            <text:p text:style-name="P3"><text:span text:style-name="T16"><text:s text:c="2"/></text:span><text:span text:style-name="T16">x : int,</text:span></text:p>
            <text:p text:style-name="P3"><text:span text:style-name="T16"><text:s text:c="2"/></text:span><text:span text:style-name="T16">y : int</text:span></text:p>
            <text:p text:style-name="P3"><text:span text:style-name="T16">}</text:span></text:p>
            <text:p text:style-name="P3"><text:span text:style-name="T16"/></text:p>
            <text:p text:style-name="P3"><text:span text:style-name="T16">let v = Point {x:1, y:2};</text:span></text:p>
            <text:p text:style-name="P3"><text:span text:style-name="T16">let s = v.x + v.y</text:span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type Point = {</text:span></text:p>
            <text:p text:style-name="P3"><text:span text:style-name="T16"><text:s text:c="2"/></text:span><text:span text:style-name="T16">x : int;</text:span></text:p>
            <text:p text:style-name="P3"><text:span text:style-name="T16"><text:s text:c="2"/></text:span><text:span text:style-name="T16">y : int</text:span></text:p>
            <text:p text:style-name="P3"><text:span text:style-name="T16">}</text:span></text:p>
            <text:p text:style-name="P3"><text:span text:style-name="T16"/></text:p>
            <text:p text:style-name="P3"><text:span text:style-name="T16">let v = { x = 1; y = 2 };</text:span></text:p>
            <text:p text:style-name="P3"><text:span text:style-name="T16">let s = v.x + v.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1.438cm" presentation:class="title" presentation:user-transformed="true">
          <draw:text-box>
            <text:p>Algebraic data types</text:p>
          </draw:text-box>
        </draw:frame>
        <draw:frame presentation:style-name="pr18" draw:text-style-name="P15" draw:layer="layout" svg:width="13.332cm" svg:height="12.301cm" svg:x="1.4cm" svg:y="2.232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enum Option&lt;T&gt; {</text:span></text:p>
            <text:p text:style-name="P3"><text:span text:style-name="T16"><text:s text:c="3"/></text:span><text:span text:style-name="T16">None,</text:span></text:p>
            <text:p text:style-name="P3"><text:span text:style-name="T16"><text:s text:c="3"/></text:span><text:span text:style-name="T16">Some(T)</text:span></text:p>
            <text:p text:style-name="P3"><text:span text:style-name="T16">}</text:span></text:p>
            <text:p text:style-name="P3"><text:span text:style-name="T16">// x : Option&lt;t&gt;</text:span></text:p>
            <text:p text:style-name="P3"><text:span text:style-name="T16">match x {</text:span></text:p>
            <text:p text:style-name="P3"><text:span text:style-name="T16"><text:s text:c="2"/></text:span><text:span text:style-name="T16">None <text:s text:c="3"/>=&gt; false,</text:span></text:p>
            <text:p text:style-name="P3"><text:span text:style-name="T16"><text:s text:c="2"/></text:span><text:span text:style-name="T16">Some(_) =&gt; true</text:span></text:p>
            <text:p text:style-name="P3"><text:span text:style-name="T16">}</text:span></text:p>
          </draw:text-box>
        </draw:frame>
        <draw:frame presentation:style-name="pr14" draw:text-style-name="P15" draw:layer="layout" svg:width="13.332cm" svg:height="10.081cm" svg:x="15.37cm" svg:y="3.804cm">
          <draw:text-box>
            <text:p text:style-name="P3"><text:span text:style-name="T16">(* OCaml *)</text:span></text:p>
            <text:p text:style-name="P3"><text:span text:style-name="T16">type 't option =</text:span></text:p>
            <text:p text:style-name="P3"><text:span text:style-name="T16"><text:s text:c="4"/></text:span><text:span text:style-name="T16">None</text:span></text:p>
            <text:p text:style-name="P3"><text:span text:style-name="T16"><text:s text:c="2"/></text:span><text:span text:style-name="T16">| Some of 't</text:span></text:p>
            <text:p text:style-name="P3"><text:span text:style-name="T16"/></text:p>
            <text:p text:style-name="P3"><text:span text:style-name="T16">(* x : t option *)</text:span></text:p>
            <text:p text:style-name="P3"><text:span text:style-name="T16">match x with</text:span></text:p>
            <text:p text:style-name="P3"><text:span text:style-name="T16"><text:s text:c="2"/></text:span><text:span text:style-name="T16">| None -&gt; false</text:span></text:p>
            <text:p text:style-name="P3"><text:span text:style-name="T16"><text:s text:c="2"/></text:span><text:span text:style-name="T16">| Some _ -&gt;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1.438cm" presentation:class="title" presentation:user-transformed="true">
          <draw:text-box>
            <text:p>Lambda expression</text:p>
          </draw:text-box>
        </draw:frame>
        <draw:frame presentation:style-name="pr13" draw:text-style-name="P15" draw:layer="layout" svg:width="13.332cm" svg:height="10.251cm" svg:x="1.4cm" svg:y="3.257cm" presentation:class="subtitle" presentation:user-transformed="true">
          <draw:text-box>
            <text:p text:style-name="P3"><text:span text:style-name="T16"/></text:p>
            <text:p text:style-name="P3"><text:span text:style-name="T16"/></text:p>
            <text:p text:style-name="P3"><text:span text:style-name="T16">// Rust</text:span></text:p>
            <text:p text:style-name="P3"><text:span text:style-name="T16">// ||int,int| -&gt; int, int| -&gt; int</text:span></text:p>
            <text:p text:style-name="P3"><text:span text:style-name="T16">fn ff(f:|int,int|-&gt;int, x:int) -&gt; int</text:span></text:p>
            <text:p text:style-name="P3"><text:span text:style-name="T16"><text:tab/></text:span><text:span text:style-name="T16">{ f (x, x) }</text:span></text:p>
            <text:p text:style-name="P3"><text:span text:style-name="T16"/></text:p>
            <text:p text:style-name="P3"><text:span text:style-name="T16">// m2 : |int| -&gt; int</text:span></text:p>
            <text:p text:style-name="P3"><text:span text:style-name="T16">fn m2(n : int) -&gt; int</text:span></text:p>
            <text:p text:style-name="P3"><text:span text:style-name="T16"><text:tab/></text:span><text:span text:style-name="T16">{ ff ((|x,y| { x + y }), n) }</text:span></text:p>
          </draw:text-box>
        </draw:frame>
        <draw:frame presentation:style-name="pr14" draw:text-style-name="P15" draw:layer="layout" svg:width="13.332cm" svg:height="10.081cm" svg:x="15.494cm" svg:y="4.572cm">
          <draw:text-box>
            <text:p text:style-name="P3"><text:span text:style-name="T16">(* OCaml *)</text:span></text:p>
            <text:p text:style-name="P3"><text:span text:style-name="T16">(* (int*int-&gt;b)*int -&gt; int *)</text:span></text:p>
            <text:p text:style-name="P3"><text:span text:style-name="T16">let ff (f, x) =</text:span></text:p>
            <text:p text:style-name="P3"><text:span text:style-name="T16"><text:s text:c="4"/></text:span><text:span text:style-name="T16">f (x, x)</text:span></text:p>
            <text:p text:style-name="P3"><text:span text:style-name="T16"/></text:p>
            <text:p text:style-name="P3"><text:span text:style-name="T16">(* m2 : int -&gt; int *)</text:span></text:p>
            <text:p text:style-name="P3"><text:span text:style-name="T16">let m2 n =</text:span></text:p>
            <text:p text:style-name="P3"><text:span text:style-name="T16"><text:s text:c="4"/></text:span><text:span text:style-name="T16">ff ((fun(x,y) -&gt; x + y), n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OP in Rust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ncapsulation (struct)</text:p>
              </text:list-item>
              <text:list-item>
                <text:p><text:span text:style-name="T1">Polymorphism (traits) </text:span><text:span text:style-name="T1">without </text:span><text:s/>inherit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uct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pub struct Counter {</text:p>
            <text:p text:style-name="P3"><text:s text:c="4"/>count: u32,</text:p>
            <text:p text:style-name="P3"><text:tab/>id: u32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thods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impl Counter {</text:p>
            <text:p text:style-name="P3"><text:s text:c="4"/>fn new() -&gt; Counter {</text:p>
            <text:p text:style-name="P3"><text:s text:c="8"/>Counter { count: 0 }</text:p>
            <text:p text:style-name="P3"><text:s text:c="4"/>}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raits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pub trait Draw {</text:p>
            <text:p text:style-name="P3"><text:s text:c="4"/>fn draw(&amp;self);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lementing traits</text:p>
          </draw:text-box>
        </draw:frame>
        <draw:frame presentation:style-name="pr12" draw:text-style-name="P16" draw:layer="layout" svg:width="25.199cm" svg:height="9.134cm" svg:x="1.4cm" svg:y="3.685cm" presentation:class="subtitle">
          <draw:text-box>
            <text:p text:style-name="P3">impl Draw for Counter {</text:p>
            <text:p text:style-name="P3"><text:s text:c="4"/>fn draw(&amp;self) {</text:p>
            <text:p text:style-name="P3"><text:s text:c="8"/>println!("counter id: {} has {}", self.id, self.count)</text:p>
            <text:p text:style-name="P3"><text:s text:c="4"/>}</text:p>
            <text:p text:style-name="P3">}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Scoping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wnership</text:p>
              </text:list-item>
              <text:list-item>
                <text:p>Borrowing</text:p>
              </text:list-item>
              <text:list-item>
                <text:p>Lifetim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wnership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Each value in Rust has a variable that’s called its owner.</text:p>
              </text:list-item>
              <text:list-item>
                <text:p>There can only be one owner at a time.</text:p>
              </text:list-item>
              <text:list-item>
                <text:p>When the owner goes out of scope, the value will be dropp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Borrow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one or more references (&amp;T) to a resource,</text:p>
              </text:list-item>
              <text:list-item>
                <text:p>exactly one mutable reference (&amp;mut T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Lifetim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The scope for which that reference is valid</text:p>
              </text:list-item>
              <text:list-item>
                <text:p>Most of the time, lifetimes are implicit and inferred</text:p>
              </text:list-item>
              <text:list-item>
                <text:p>We must annotate lifetimes when the lifetimes of references could be related in a few different w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Borrow Checker</text:p>
          </draw:text-box>
        </draw:frame>
        <draw:frame presentation:style-name="pr19" draw:text-style-name="P18" draw:layer="layout" svg:width="25.199cm" svg:height="12.661cm" svg:x="1.4cm" svg:y="1.922cm" presentation:class="subtitle" presentation:user-transformed="true">
          <draw:text-box>
            <text:p text:style-name="P17"><text:span text:style-name="T17">{</text:span></text:p>
            <text:p text:style-name="P17"><text:span text:style-name="T17"><text:s text:c="4"/></text:span><text:span text:style-name="T17">// Not compile</text:span></text:p>
            <text:p text:style-name="P17"><text:span text:style-name="T17"><text:tab/></text:span><text:span text:style-name="T17"> </text:span><text:span text:style-name="T17">let r; <text:s text:c="15"/>// ---------+-- 'a</text:span></text:p>
            <text:p text:style-name="P17"><text:span text:style-name="T17"><text:s text:c="26"/></text:span><text:span text:style-name="T17">// <text:s text:c="9"/>|</text:span></text:p>
            <text:p text:style-name="P17"><text:span text:style-name="T17"><text:s text:c="4"/></text:span><text:span text:style-name="T17">{ <text:s text:c="20"/>// <text:s text:c="9"/>|</text:span></text:p>
            <text:p text:style-name="P17"><text:span text:style-name="T17"><text:s text:c="8"/></text:span><text:span text:style-name="T17">let x = 5; <text:s text:c="3"/></text:span><text:span text:style-name="T17"><text:tab/></text:span><text:span text:style-name="T17"> <text:s/>// -+-- 'b <text:s/>|</text:span></text:p>
            <text:p text:style-name="P17"><text:span text:style-name="T17"><text:s text:c="8"/></text:span><text:span text:style-name="T17">r = &amp;x; <text:s text:c="10"/>// <text:s/>| <text:s text:c="6"/>|</text:span></text:p>
            <text:p text:style-name="P17"><text:span text:style-name="T17"><text:s text:c="4"/></text:span><text:span text:style-name="T17">} <text:s text:c="13"/></text:span><text:span text:style-name="T17"><text:tab/></text:span><text:span text:style-name="T17"> <text:s text:c="4"/>// -+ <text:s text:c="6"/>|</text:span></text:p>
            <text:p text:style-name="P17"><text:span text:style-name="T17"><text:s text:c="26"/></text:span><text:span text:style-name="T17">// <text:s text:c="9"/>|</text:span></text:p>
            <text:p text:style-name="P17"><text:span text:style-name="T17"><text:s text:c="4"/></text:span><text:span text:style-name="T17">println!("r: {}", r); // <text:s text:c="9"/>|</text:span></text:p>
            <text:p text:style-name="P17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Borrow Checker</text:p>
          </draw:text-box>
        </draw:frame>
        <draw:frame presentation:style-name="pr19" draw:text-style-name="P18" draw:layer="layout" svg:width="25.199cm" svg:height="12.661cm" svg:x="1.4cm" svg:y="1.922cm" presentation:class="subtitle" presentation:user-transformed="true">
          <draw:text-box>
            <text:p text:style-name="P17"><text:span text:style-name="T17">{</text:span></text:p>
            <text:p text:style-name="P17"><text:span text:style-name="T17"><text:s text:c="4"/></text:span><text:span text:style-name="T17">let x = 5; <text:s text:c="11"/>// ----------+-- 'b</text:span></text:p>
            <text:p text:style-name="P17"><text:span text:style-name="T17"><text:s text:c="26"/></text:span><text:span text:style-name="T17">// <text:s text:c="10"/>|</text:span></text:p>
            <text:p text:style-name="P17"><text:span text:style-name="T17"><text:s text:c="4"/></text:span><text:span text:style-name="T17">let r = &amp;x; <text:s text:c="10"/>// --+-- 'a <text:s/>|</text:span></text:p>
            <text:p text:style-name="P17"><text:span text:style-name="T17"><text:s text:c="26"/></text:span><text:span text:style-name="T17">// <text:s text:c="2"/>| <text:s text:c="6"/>|</text:span></text:p>
            <text:p text:style-name="P17"><text:span text:style-name="T17"><text:s text:c="4"/></text:span><text:span text:style-name="T17">println!("r: {}", r); // <text:s text:c="2"/>| <text:s text:c="6"/>|</text:span></text:p>
            <text:p text:style-name="P17"><text:span text:style-name="T17"><text:s text:c="26"/></text:span><text:span text:style-name="T17">// --+ <text:s text:c="6"/>|</text:span></text:p>
            <text:p text:style-name="P17"><text:span text:style-name="T17">} <text:s text:c="24"/>// ----------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845cm" presentation:class="title" presentation:user-transformed="true">
          <draw:text-box>
            <text:p>Lifetime Annotations in Function Signatures</text:p>
          </draw:text-box>
        </draw:frame>
        <draw:frame presentation:style-name="pr19" draw:text-style-name="P18" draw:layer="layout" svg:width="25.199cm" svg:height="12.661cm" svg:x="1.4cm" svg:y="1.922cm" presentation:class="subtitle" presentation:user-transformed="true">
          <draw:text-box>
            <text:p text:style-name="P17"><text:span text:style-name="T17"/></text:p>
            <text:p text:style-name="P17"><text:span text:style-name="T17">fn longest&lt;'a&gt;(x: &amp;'a str, y: &amp;'a str) -&gt; &amp;'a str {</text:span></text:p>
            <text:p text:style-name="P17"><text:span text:style-name="T17"><text:s text:c="4"/></text:span><text:span text:style-name="T17">if x.len() &gt; y.len() {</text:span></text:p>
            <text:p text:style-name="P17"><text:span text:style-name="T17"><text:s text:c="8"/></text:span><text:span text:style-name="T17">x</text:span></text:p>
            <text:p text:style-name="P17"><text:span text:style-name="T17"><text:s text:c="4"/></text:span><text:span text:style-name="T17">} else {</text:span></text:p>
            <text:p text:style-name="P17"><text:span text:style-name="T17"><text:s text:c="8"/></text:span><text:span text:style-name="T17">y</text:span></text:p>
            <text:p text:style-name="P17"><text:span text:style-name="T17"><text:s text:c="4"/></text:span><text:span text:style-name="T17">}</text:span></text:p>
            <text:p text:style-name="P17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/>Lifetime elision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1. Each parameter that is a reference gets its own lifetime parameter.</text:p>
                <text:p/>
                <text:p><text:span text:style-name="T12">fn foo&lt;'a, 'b&gt;(x: &amp;'a </text:span><text:span text:style-name="T12">i32, y: &amp;'b i32)</text:span></text:p>
                <text:p><text:span text:style-name="T18">fn foo(x: &amp; i32, y: </text:span><text:span text:style-name="T18">&amp;i32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/>Lifetime elision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2. <text:s/>If there is exactly one input lifetime parameter, that lifetime is assigned to all output lifetime parameters</text:p>
                <text:p/>
                <text:p><text:span text:style-name="T12">fn foo&lt;'a&gt;(x: &amp;'a </text:span><text:span text:style-name="T12">i32) -&gt; &amp;'a i32)</text:span></text:p>
                <text:p><text:span text:style-name="T18">fn foo(x: &amp;i32) -&gt; </text:span><text:span text:style-name="T18">&amp;i3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<text:s/>Lifetime elision ru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header>
                <text:p>3. <text:s/>If there are multiple input lifetime parameters, but one of them is &amp;self or &amp;mut self because this is a method, the lifetime of self is assigned to all output lifetime parameters</text:p>
                <text:p/>
                <text:p><text:span text:style-name="T19">fn foo&lt;'a&gt;(</text:span><text:span text:style-name="T19">&amp;’a </text:span><text:span text:style-name="T12">self</text:span><text:span text:style-name="T12"> , </text:span><text:span text:style-name="T12">x: &amp;'a i32) -&gt; &amp;'a </text:span><text:span text:style-name="T12">i32)</text:span></text:p>
                <text:p><text:span text:style-name="T18">fn foo(&amp;self, x: </text:span><text:span text:style-name="T18">&amp;i32) -&gt; &amp;i3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urrenc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hared memory</text:p>
              </text:list-item>
              <text:list-item>
                <text:p>Message pass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Message pass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/>“Do not communicate by sharing memory; instead, share memory by communicating.” - GoLang slog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hared-State Concurrenc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Using Mutexes to Allow Access to Data from One Thread at a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mart poin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ox&lt;T&gt; for allocating values on the heap</text:p>
              </text:list-item>
              <text:list-item>
                <text:p>Rc&lt;T&gt;, a reference counting type that enables multiple ownership</text:p>
              </text:list-item>
              <text:list-item>
                <text:p>Ref&lt;T&gt; and RefMut&lt;T&gt;, accessed through RefCell&lt;T&gt;, a type that enforces the borrowing rules at runtime instead of compile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mart pointer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Box&lt;T&gt; for allocating values on the heap</text:p>
              </text:list-item>
              <text:list-item>
                <text:p>Rc&lt;T&gt;, a reference counting type that enables multiple ownership</text:p>
              </text:list-item>
              <text:list-item>
                <text:p>Ref&lt;T&gt; and RefMut&lt;T&gt;, accessed through RefCell&lt;T&gt;, a type that enforces the borrowing rules at runtime instead of compile ti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mart pointers for concurrency</text:p>
          </draw:text-box>
        </draw:frame>
        <draw:frame presentation:style-name="pr5" draw:layer="layout" svg:width="9.776cm" svg:height="9.134cm" svg:x="1.4cm" svg:y="3.685cm" presentation:class="outline" presentation:user-transformed="true">
          <draw:text-box>
            <text:list text:style-name="L3">
              <text:list-item>
                <text:p>Mutex&lt;T&gt; <text:s text:c="2"/></text:p>
              </text:list-item>
              <text:list-item>
                <text:p>Arc&lt;T&gt;</text:p>
                <text:p/>
                <text:p>Risk of:</text:p>
              </text:list-item>
              <text:list-item>
                <text:p>Deadlock<text:tab/></text:p>
              </text:list-item>
            </text:list>
          </draw:text-box>
        </draw:frame>
        <draw:frame presentation:style-name="pr5" draw:layer="layout" svg:width="12.63cm" svg:height="9.134cm" svg:x="13.97cm" svg:y="3.685cm" presentation:class="outline" presentation:user-transformed="true">
          <draw:text-box>
            <text:list text:style-name="L3">
              <text:list-item>
                <text:p>RefCell&lt;T&gt;</text:p>
              </text:list-item>
              <text:list-item>
                <text:p>Rc&lt;T&gt;</text:p>
                <text:p/>
                <text:p>Risk of:</text:p>
              </text:list-item>
              <text:list-item>
                <text:p>Creating reference cycle<text:tab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Bibliography</text:p>
          </draw:text-box>
        </draw:frame>
        <draw:frame presentation:style-name="pr5" draw:text-style-name="P19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><text:span text:style-name="T20">https://doc.rust-lang.org/book</text:span></text:p>
              </text:list-item>
              <text:list-item>
                <text:p><text:span text:style-name="T20">https://doc.rust-lang.org/rust-by-example <text:s/></text:span></text:p>
              </text:list-item>
              <text:list-item>
                <text:p><text:span text:style-name="T20">https://science.raphael.poss.name/rust-for-</text:span><text:span text:style-name="T20">functional-programmers.html </text:span></text:p>
              </text:list-item>
              <text:list-item>
                <text:p><text:span text:style-name="T20">https://github.com/rust-lang/rust </text:span></text:p>
              </text:list-item>
              <text:list-item>
                <text:p><text:span text:style-name="T20">https://lifthrasiir.github.io/rustlog/why-is-a-rust-</text:span><text:span text:style-name="T20">executable-large.html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" svg:font-family="Mono" style:font-pitch="fixed"/>
    <style:font-face style:name="Ubuntu Mono" svg:font-family="'Ubuntu Mono'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3T21:59:51.172500776</meta:creation-date>
    <dc:date>2019-04-17T12:39:34.864492952</dc:date>
    <meta:editing-duration>PT8H13M48S</meta:editing-duration>
    <meta:editing-cycles>63</meta:editing-cycles>
    <meta:generator>LibreOffice/6.0.7.3$Linux_X86_64 LibreOffice_project/00m0$Build-3</meta:generator>
    <meta:document-statistic meta:object-count="203"/>
  </office:meta>
</office:document-meta>
</file>